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Insert</text:h>
      <text:p text:style-name="Text_20_body">following the previous example (ejemplofacturacion)</text:p>
      <text:p text:style-name="Preformatted_20_Text">/*</text:p>
      <text:p text:style-name="Preformatted_20_Text">INSERT [LOW_PRIORITY | HIGH_PRIORITY] [IGNORE]</text:p>
      <text:p text:style-name="Preformatted_20_Text">    [INTO] tbl_name</text:p>
      <text:p text:style-name="Preformatted_20_Text">    [PARTITION (partition_name,...)] </text:p>
      <text:p text:style-name="Preformatted_20_Text">    [(col_name,...)]</text:p>
      <text:p text:style-name="Preformatted_20_Text">    SELECT ...</text:p>
      <text:p text:style-name="Preformatted_20_Text">    [ ON DUPLICATE KEY UPDATE</text:p>
      <text:p text:style-name="Preformatted_20_Text">      col_name=expr</text:p>
      <text:p text:style-name="Preformatted_20_Text">        [, col_name=expr] ... ]</text:p>
      <text:p text:style-name="Preformatted_20_Text">http://dev.mysql.com/doc/refman/5.7/en/insert.html</text:p>
      <text:p text:style-name="Preformatted_20_Text">*/</text:p>
      <text:p text:style-name="Preformatted_20_Text">use ejemplofacturacion;</text:p>
      <text:p text:style-name="Preformatted_20_Text">INSERT INTO cliente VALUES </text:p>
      <text:p text:style-name="Preformatted_20_Text">    (0,</text:p>
      <text:p text:style-name="Preformatted_20_Text">    'BIEL',</text:p>
      <text:p text:style-name="Preformatted_20_Text">    'Nicolau',</text:p>
      <text:p text:style-name="Preformatted_20_Text">    'c. Cóndor 9',</text:p>
      <text:p text:style-name="Preformatted_20_Text">    '1978-05-04',</text:p>
      <text:p text:style-name="Preformatted_20_Text">    '123456789',</text:p>
      <text:p text:style-name="Preformatted_20_Text">    'gnicolau@iessonferrer.net',</text:p>
      <text:p text:style-name="Preformatted_20_Text">    '');</text:p>
      <text:p text:style-name="Preformatted_20_Text">select * from cliente;</text:p>
      <text:p text:style-name="Preformatted_20_Text">INSERT INTO cliente </text:p>
      <text:p text:style-name="Preformatted_20_Text">    (</text:p>
      <text:p text:style-name="Preformatted_20_Text">        apellido, nombre,  </text:p>
      <text:p text:style-name="Preformatted_20_Text">        direccion, fechanacimiento,</text:p>
      <text:p text:style-name="Preformatted_20_Text">        telefono, email</text:p>
      <text:p text:style-name="Preformatted_20_Text">    )VALUES </text:p>
      <text:p text:style-name="Preformatted_20_Text">    (</text:p>
      <text:p text:style-name="Preformatted_20_Text">    'Pepito',</text:p>
      <text:p text:style-name="Preformatted_20_Text">    'Grillo',</text:p>
      <text:p text:style-name="Preformatted_20_Text">    'c. Cóndor 9',</text:p>
      <text:p text:style-name="Preformatted_20_Text">    '1978-05-04',</text:p>
      <text:p text:style-name="Preformatted_20_Text">    '123456789',</text:p>
      <text:p text:style-name="Preformatted_20_Text">    'gnicolau@iessonferrer.net'</text:p>
      <text:p text:style-name="Preformatted_20_Text">    );</text:p>
      <text:p text:style-name="Preformatted_20_Text">INSERT INTO cliente </text:p>
      <text:p text:style-name="Preformatted_20_Text">    set id_cliente=4, </text:p>
      <text:p text:style-name="Preformatted_20_Text">        nombre='Gabriel',</text:p>
      <text:p text:style-name="Preformatted_20_Text">        email='aaa@ejemplo.com';</text:p>
      <text:p text:style-name="P1">select * from cliente;</text:p>
      <text:h text:style-name="Heading_20_1" text:outline-level="1">Update</text:h>
      <text:p text:style-name="Preformatted_20_Text">use ejemplofacturacion;</text:p>
      <text:p text:style-name="Preformatted_20_Text">select * from cliente;</text:p>
      <text:p text:style-name="Preformatted_20_Text">update cliente </text:p>
      <text:p text:style-name="Preformatted_20_Text">    set apellido='Garcia',</text:p>
      <text:p text:style-name="Preformatted_20_Text">        direccion='c. aguila 7'</text:p>
      <text:p text:style-name="Preformatted_20_Text">    where id_cliente=4;</text:p>
      <text:p text:style-name="P1">select * from cliente;</text:p>
      <text:h text:style-name="Heading_20_1" text:outline-level="1"><text:soft-page-break/>Delete</text:h>
      <text:p text:style-name="Preformatted_20_Text">DELETE from cliente where </text:p>
      <text:p text:style-name="Preformatted_20_Text">    id_cliente=</text:p>
      <text:p text:style-name="Preformatted_20_Text">    (</text:p>
      <text:p text:style-name="Preformatted_20_Text">        select id_cliente </text:p>
      <text:p text:style-name="Preformatted_20_Text">        from cliente </text:p>
      <text:p text:style-name="Preformatted_20_Text">        where </text:p>
      <text:p text:style-name="Preformatted_20_Text">        fechanacimiento='0000-00-00'</text:p>
      <text:p text:style-name="Preformatted_20_Text">        limit 1</text:p>
      <text:p text:style-name="P1">    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8:47:28.944478990</meta:creation-date>
    <dc:date>2016-04-21T18:49:38.577297962</dc:date>
    <meta:editing-duration>P0D</meta:editing-duration>
    <meta:editing-cycles>1</meta:editing-cycles>
    <meta:document-statistic meta:table-count="0" meta:image-count="0" meta:object-count="0" meta:page-count="2" meta:paragraph-count="61" meta:word-count="119" meta:character-count="1221" meta:non-whitespace-character-count="932"/>
    <meta:generator>LibreOffice/4.2.8.2$Linux_X86_64 LibreOffice_project/420m0$Build-2</meta:generator>
  </office:meta>
</office:document-meta>
</file>